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/>
    </style:style>
    <style:style style:name="Table1.A" style:family="table-column">
      <style:table-column-properties style:column-width="2.6361in"/>
    </style:style>
    <style:style style:name="Table1.B" style:family="table-column">
      <style:table-column-properties style:column-width="3.8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5in" fo:margin-left="-0.075in" fo:margin-top="0in" fo:margin-bottom="0in" table:align="left"/>
    </style:style>
    <style:style style:name="Table2.A" style:family="table-column">
      <style:table-column-properties style:column-width="2.1188in"/>
    </style:style>
    <style:style style:name="Table2.B" style:family="table-column">
      <style:table-column-properties style:column-width="4.38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orphans="0" fo:widows="0"/>
    </style:style>
    <style:style style:name="P3" style:family="paragraph" style:parent-style-name="Standard">
      <style:paragraph-properties fo:margin-top="0in" fo:margin-bottom="0in" style:contextual-spacing="false" fo:keep-together="auto" fo:orphans="0" fo:widows="0" fo:keep-with-next="auto"/>
    </style:style>
    <style:style style:name="P4" style:family="paragraph" style:parent-style-name="Standard">
      <style:paragraph-properties fo:margin-top="0in" fo:margin-bottom="0in" style:contextual-spacing="false" fo:line-height="100%" fo:keep-together="auto" fo:orphans="0" fo:widows="0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in" style:contextual-spacing="true" fo:orphans="0" fo:widows="0" fo:text-indent="-0.2492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style:contextual-spacing="true" fo:orphans="0" fo:widows="0" fo:text-indent="-0.2492in" style:auto-text-indent="false"/>
    </style:style>
    <style:style style:name="P7" style:family="paragraph" style:parent-style-name="Standard" style:list-style-name="WWNum1">
      <style:paragraph-properties fo:margin-left="1in" fo:margin-right="0in" fo:margin-top="0in" fo:margin-bottom="0in" style:contextual-spacing="true" fo:orphans="0" fo:widows="0" fo:text-indent="-0.2492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style:contextual-spacing="true" fo:orphans="0" fo:widows="0" fo:text-indent="-0.2492in" style:auto-text-indent="false"/>
    </style:style>
    <style:style style:name="P9" style:family="paragraph" style:parent-style-name="Heading_20_4">
      <style:paragraph-properties fo:margin-top="0.111in" fo:margin-bottom="0in" style:contextual-spacing="false"/>
    </style:style>
    <style:style style:name="P10" style:family="paragraph" style:parent-style-name="Heading_20_3">
      <style:paragraph-properties fo:margin-top="0.111in" fo:margin-bottom="0in" style:contextual-spacing="false"/>
    </style:style>
    <style:style style:name="P11" style:family="paragraph" style:parent-style-name="Heading_20_3">
      <style:paragraph-properties fo:margin-top="0.111in" fo:margin-bottom="0in" style:contextual-spacing="false" fo:orphans="0" fo:widows="0"/>
    </style:style>
    <style:style style:name="P12" style:family="paragraph" style:parent-style-name="Heading_20_3">
      <style:paragraph-properties fo:margin-top="0.111in" fo:margin-bottom="0in" style:contextual-spacing="false" fo:orphans="0" fo:widows="0" fo:break-before="page"/>
    </style:style>
    <style:style style:name="P13" style:family="paragraph" style:parent-style-name="Heading_20_3">
      <style:paragraph-properties fo:margin-top="0.1945in" fo:margin-bottom="0.0555in" style:contextual-spacing="false" fo:line-height="100%" fo:orphans="0" fo:widows="0"/>
    </style:style>
    <style:style style:name="P14" style:family="paragraph" style:parent-style-name="Heading_20_2">
      <style:paragraph-properties fo:margin-top="0.139in" fo:margin-bottom="0in" style:contextual-spacing="false" fo:orphans="0" fo:widows="0"/>
    </style:style>
    <style:style style:name="P15" style:family="paragraph" style:parent-style-name="Heading_20_2">
      <style:paragraph-properties fo:margin-top="0.139in" fo:margin-bottom="0in" style:contextual-spacing="false" fo:orphans="0" fo:widows="0" fo:break-before="page"/>
    </style:style>
    <style:style style:name="P16" style:family="paragraph" style:parent-style-name="Heading_20_2" style:master-page-name="Standard">
      <style:paragraph-properties fo:margin-top="0.139in" fo:margin-bottom="0in" style:contextual-spacing="false" fo:orphans="0" fo:widows="0" style:page-numb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00" style:font-name="Arial" fo:font-size="13pt" style:font-name-asian="Arial1" style:font-size-asian="13pt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h.7d4nmetpr3em"/>Objetivo </text:p>
      <text:p text:style-name="P1">Diseño de un lenguaje de programación para robots con fin educativo.</text:p>
      <text:p text:style-name="P1">Diseño e implementación de una máquina virtual para dicho lenguaje, que debe ser implementado en alguna de las arquitecturas presentadas.</text:p>
      <text:p text:style-name="P1">El lenguaje debe intentar estandarizar los diferentes kits de robótica.</text:p>
      <text:p text:style-name="P14"><text:bookmark text:name="h.7wz8pygh7klv"/>Requerimientos</text:p>
      <text:p text:style-name="P1">El lenguaje debe permitir expresar declarativamente o imperativamente el comportamiento de un robot.</text:p>
      <text:p text:style-name="P1">Se deben proveer abstracciones para el hardware periférico, de tal manera que se puedan definir nuevas abstracciones para incluir nuevo hardware.</text:p>
      <text:p text:style-name="P1">Se debe contemplar la posibilidad de compilar programas expresados en haskell mediante el paradigma de programación funcional reactiva.</text:p>
      <text:p text:style-name="P1"/>
      <text:p text:style-name="P1">A continuación se relevan las arquitecturas consideradas para el proyecto. Se relevan sus especificaciones y los trabajos relacionados que hay realizados en torno a la temática de éste proyecto.</text:p>
      <text:p text:style-name="P14"><text:bookmark text:name="h.cvgufrsj9dg6"/>Arquitecturas y hardware a considerar</text:p>
      <text:p text:style-name="P1"/>
      <text:p text:style-name="P3"/>
      <text:p text:style-name="P11"><text:bookmark text:name="h.uvl693iimjds"/>Placa Arduino</text:p>
      <text:p text:style-name="P3"/>
      <text:p text:style-name="P3"><text:a xlink:type="simple" xlink:href="http://arduino.cc/"><text:span text:style-name="T1">http://arduino.cc/</text:span></text:a></text:p>
      <text:p text:style-name="P3"/>
      <text:p text:style-name="P3">Kit arduino robot:</text:p>
      <text:p text:style-name="P3"><text:a xlink:type="simple" xlink:href="http://arduino.cc/en/Main/Robot"><text:span text:style-name="T1">http://arduino.cc/en/Main/Robot</text:span></text:a></text:p>
      <text:p text:style-name="P3">Atmega32u4 procesador.</text:p>
      <text:p text:style-name="P3">32 kb de flash. 4 usados por bootloader por defecto, se puede sobreescribir.</text:p>
      <text:p text:style-name="P3">2.5 kb de sram</text:p>
      <text:p text:style-name="P3">Tiene sd reader externo.</text:p>
      <text:p text:style-name="P3"/>
      <text:p text:style-name="P3">Main board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Microcontroller</text:p>
          </table:table-cell>
          <table:table-cell table:style-name="Table1.A1" office:value-type="string">
            <text:p text:style-name="P3">ATmega32u4</text:p>
          </table:table-cell>
        </table:table-row>
        <table:table-row table:style-name="Table1.1">
          <table:table-cell table:style-name="Table1.A1" office:value-type="string">
            <text:p text:style-name="P3">Operating Voltage</text:p>
          </table:table-cell>
          <table:table-cell table:style-name="Table1.A1" office:value-type="string">
            <text:p text:style-name="P3">5V</text:p>
          </table:table-cell>
        </table:table-row>
        <table:table-row table:style-name="Table1.1">
          <table:table-cell table:style-name="Table1.A1" office:value-type="string">
            <text:p text:style-name="P3">Input Voltage</text:p>
          </table:table-cell>
          <table:table-cell table:style-name="Table1.A1" office:value-type="string">
            <text:p text:style-name="P3">5V through flat cable</text:p>
          </table:table-cell>
        </table:table-row>
        <table:table-row table:style-name="Table1.1">
          <table:table-cell table:style-name="Table1.A1" office:value-type="string">
            <text:p text:style-name="P3">Digital I/O Pins</text:p>
          </table:table-cell>
          <table:table-cell table:style-name="Table1.A1" office:value-type="string">
            <text:p text:style-name="P3">5</text:p>
          </table:table-cell>
        </table:table-row>
        <table:table-row table:style-name="Table1.1">
          <table:table-cell table:style-name="Table1.A1" office:value-type="string">
            <text:p text:style-name="P3">PWM Channels</text:p>
          </table:table-cell>
          <table:table-cell table:style-name="Table1.A1" office:value-type="string">
            <text:p text:style-name="P3">6</text:p>
          </table:table-cell>
        </table:table-row>
        <table:table-row table:style-name="Table1.1">
          <table:table-cell table:style-name="Table1.A1" office:value-type="string">
            <text:p text:style-name="P3">Analog Input Channels</text:p>
          </table:table-cell>
          <table:table-cell table:style-name="Table1.A1" office:value-type="string">
            <text:p text:style-name="P3">4 (of the Digital I/O pins)</text:p>
          </table:table-cell>
        </table:table-row>
        <text:soft-page-break/>
        <table:table-row table:style-name="Table1.1">
          <table:table-cell table:style-name="Table1.A1" office:value-type="string">
            <text:p text:style-name="P3">Analog Input Channels (multiplexed)</text:p>
          </table:table-cell>
          <table:table-cell table:style-name="Table1.A1" office:value-type="string">
            <text:p text:style-name="P3">8</text:p>
          </table:table-cell>
        </table:table-row>
        <table:table-row table:style-name="Table1.1">
          <table:table-cell table:style-name="Table1.A1" office:value-type="string">
            <text:p text:style-name="P3">DC Current per I/O Pin</text:p>
          </table:table-cell>
          <table:table-cell table:style-name="Table1.A1" office:value-type="string">
            <text:p text:style-name="P3">40 mA</text:p>
          </table:table-cell>
        </table:table-row>
        <table:table-row table:style-name="Table1.1">
          <table:table-cell table:style-name="Table1.A1" office:value-type="string">
            <text:p text:style-name="P3">Flash Memory</text:p>
          </table:table-cell>
          <table:table-cell table:style-name="Table1.A1" office:value-type="string">
            <text:p text:style-name="P3">32 KB (ATmega32u4) of which 4 KB used by bootloader</text:p>
          </table:table-cell>
        </table:table-row>
        <table:table-row table:style-name="Table1.1">
          <table:table-cell table:style-name="Table1.A1" office:value-type="string">
            <text:p text:style-name="P3">SRAM</text:p>
          </table:table-cell>
          <table:table-cell table:style-name="Table1.A1" office:value-type="string">
            <text:p text:style-name="P3">2.5 KB (ATmega32u4)</text:p>
          </table:table-cell>
        </table:table-row>
        <table:table-row table:style-name="Table1.1">
          <table:table-cell table:style-name="Table1.A1" office:value-type="string">
            <text:p text:style-name="P3">EEPROM (internal)</text:p>
          </table:table-cell>
          <table:table-cell table:style-name="Table1.A1" office:value-type="string">
            <text:p text:style-name="P3">1 KB (ATmega32u4)</text:p>
          </table:table-cell>
        </table:table-row>
        <table:table-row table:style-name="Table1.1">
          <table:table-cell table:style-name="Table1.A1" office:value-type="string">
            <text:p text:style-name="P3">EEPROM (external)</text:p>
          </table:table-cell>
          <table:table-cell table:style-name="Table1.A1" office:value-type="string">
            <text:p text:style-name="P3">512 Kbit (I2C)</text:p>
          </table:table-cell>
        </table:table-row>
        <table:table-row table:style-name="Table1.1">
          <table:table-cell table:style-name="Table1.A1" office:value-type="string">
            <text:p text:style-name="P3">Clock Speed</text:p>
          </table:table-cell>
          <table:table-cell table:style-name="Table1.A1" office:value-type="string">
            <text:p text:style-name="P3">16 MHz</text:p>
          </table:table-cell>
        </table:table-row>
        <table:table-row table:style-name="Table1.1">
          <table:table-cell table:style-name="Table1.A1" office:value-type="string">
            <text:p text:style-name="P3">Keypad</text:p>
          </table:table-cell>
          <table:table-cell table:style-name="Table1.A1" office:value-type="string">
            <text:p text:style-name="P3">5 keys</text:p>
          </table:table-cell>
        </table:table-row>
        <table:table-row table:style-name="Table1.1">
          <table:table-cell table:style-name="Table1.A1" office:value-type="string">
            <text:p text:style-name="P3">Knob</text:p>
          </table:table-cell>
          <table:table-cell table:style-name="Table1.A1" office:value-type="string">
            <text:p text:style-name="P3">potentiometer attached to analog pin</text:p>
          </table:table-cell>
        </table:table-row>
        <table:table-row table:style-name="Table1.1">
          <table:table-cell table:style-name="Table1.A1" office:value-type="string">
            <text:p text:style-name="P3">Full color LCD</text:p>
          </table:table-cell>
          <table:table-cell table:style-name="Table1.A1" office:value-type="string">
            <text:p text:style-name="P3">over SPI communication</text:p>
          </table:table-cell>
        </table:table-row>
        <table:table-row table:style-name="Table1.1">
          <table:table-cell table:style-name="Table1.A1" office:value-type="string">
            <text:p text:style-name="P3">SD card reader</text:p>
          </table:table-cell>
          <table:table-cell table:style-name="Table1.A1" office:value-type="string">
            <text:p text:style-name="P3">for FAT16 formatted cards</text:p>
          </table:table-cell>
        </table:table-row>
        <table:table-row table:style-name="Table1.1">
          <table:table-cell table:style-name="Table1.A1" office:value-type="string">
            <text:p text:style-name="P3">Speaker</text:p>
          </table:table-cell>
          <table:table-cell table:style-name="Table1.A1" office:value-type="string">
            <text:p text:style-name="P3">8 Ohm</text:p>
          </table:table-cell>
        </table:table-row>
        <table:table-row table:style-name="Table1.1">
          <table:table-cell table:style-name="Table1.A1" office:value-type="string">
            <text:p text:style-name="P3">Digital Compass</text:p>
          </table:table-cell>
          <table:table-cell table:style-name="Table1.A1" office:value-type="string">
            <text:p text:style-name="P3">provides deviation from the geographical north in degrees</text:p>
          </table:table-cell>
        </table:table-row>
        <table:table-row table:style-name="Table1.1">
          <table:table-cell table:style-name="Table1.A1" office:value-type="string">
            <text:p text:style-name="P3">I2C soldering ports</text:p>
          </table:table-cell>
          <table:table-cell table:style-name="Table1.A1" office:value-type="string">
            <text:p text:style-name="P3">3</text:p>
          </table:table-cell>
        </table:table-row>
        <table:table-row table:style-name="Table1.1">
          <table:table-cell table:style-name="Table1.A1" office:value-type="string">
            <text:p text:style-name="P3">Prototyping areas</text:p>
          </table:table-cell>
          <table:table-cell table:style-name="Table1.A1" office:value-type="string">
            <text:p text:style-name="P3">4</text:p>
          </table:table-cell>
        </table:table-row>
      </table:table>
      <text:p text:style-name="P3"/>
      <text:p text:style-name="P13"><text:bookmark text:name="h.osh0iisieqkn"/><text:span text:style-name="T2">Motor Board Summary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icrocontroller</text:p>
          </table:table-cell>
          <table:table-cell table:style-name="Table2.A1" office:value-type="string">
            <text:p text:style-name="P3">ATmega32u4</text:p>
          </table:table-cell>
        </table:table-row>
        <table:table-row table:style-name="Table2.1">
          <table:table-cell table:style-name="Table2.A1" office:value-type="string">
            <text:p text:style-name="P3">Operating Voltage</text:p>
          </table:table-cell>
          <table:table-cell table:style-name="Table2.A1" office:value-type="string">
            <text:p text:style-name="P3">5V</text:p>
          </table:table-cell>
        </table:table-row>
        <table:table-row table:style-name="Table2.1">
          <table:table-cell table:style-name="Table2.A1" office:value-type="string">
            <text:p text:style-name="P3">Input Voltage</text:p>
          </table:table-cell>
          <table:table-cell table:style-name="Table2.A1" office:value-type="string">
            <text:p text:style-name="P3">9V to battery charger</text:p>
          </table:table-cell>
        </table:table-row>
        <table:table-row table:style-name="Table2.1">
          <table:table-cell table:style-name="Table2.A1" office:value-type="string">
            <text:p text:style-name="P3">AA battery slot</text:p>
          </table:table-cell>
          <table:table-cell table:style-name="Table2.A1" office:value-type="string">
            <text:p text:style-name="P3">4 alkaline or NiMh rechargeable batteries</text:p>
          </table:table-cell>
        </table:table-row>
        <table:table-row table:style-name="Table2.1">
          <table:table-cell table:style-name="Table2.A1" office:value-type="string">
            <text:p text:style-name="P3">Digital I/O Pins</text:p>
          </table:table-cell>
          <table:table-cell table:style-name="Table2.A1" office:value-type="string">
            <text:p text:style-name="P3">4</text:p>
          </table:table-cell>
        </table:table-row>
        <table:table-row table:style-name="Table2.1">
          <table:table-cell table:style-name="Table2.A1" office:value-type="string">
            <text:p text:style-name="P3">PWM Channels</text:p>
          </table:table-cell>
          <table:table-cell table:style-name="Table2.A1" office:value-type="string">
            <text:p text:style-name="P3">1</text:p>
          </table:table-cell>
        </table:table-row>
        <table:table-row table:style-name="Table2.1">
          <table:table-cell table:style-name="Table2.A1" office:value-type="string">
            <text:p text:style-name="P3">Analog Input Channles</text:p>
          </table:table-cell>
          <table:table-cell table:style-name="Table2.A1" office:value-type="string">
            <text:p text:style-name="P3">4 (same as the Digital I/O pins)</text:p>
          </table:table-cell>
        </table:table-row>
        <table:table-row table:style-name="Table2.1">
          <table:table-cell table:style-name="Table2.A1" office:value-type="string">
            <text:p text:style-name="P3">DC Current per I/O Pin</text:p>
          </table:table-cell>
          <table:table-cell table:style-name="Table2.A1" office:value-type="string">
            <text:p text:style-name="P3">40 mA</text:p>
          </table:table-cell>
        </table:table-row>
        <table:table-row table:style-name="Table2.1">
          <table:table-cell table:style-name="Table2.A1" office:value-type="string">
            <text:p text:style-name="P3">DC-DC converter</text:p>
          </table:table-cell>
          <table:table-cell table:style-name="Table2.A1" office:value-type="string">
            <text:p text:style-name="P3">generates 5V to power up the whole robot</text:p>
          </table:table-cell>
        </table:table-row>
        <table:table-row table:style-name="Table2.1">
          <table:table-cell table:style-name="Table2.A1" office:value-type="string">
            <text:p text:style-name="P3">Flash Memory</text:p>
          </table:table-cell>
          <table:table-cell table:style-name="Table2.A1" office:value-type="string">
            <text:p text:style-name="P3">32 KB (ATmega32u4) of which 4 KB used by bootloader</text:p>
          </table:table-cell>
        </table:table-row>
        <text:soft-page-break/>
        <table:table-row table:style-name="Table2.1">
          <table:table-cell table:style-name="Table2.A1" office:value-type="string">
            <text:p text:style-name="P3">SRAM</text:p>
          </table:table-cell>
          <table:table-cell table:style-name="Table2.A1" office:value-type="string">
            <text:p text:style-name="P3">2.5 KB (ATmega32u4)</text:p>
          </table:table-cell>
        </table:table-row>
        <table:table-row table:style-name="Table2.1">
          <table:table-cell table:style-name="Table2.A1" office:value-type="string">
            <text:p text:style-name="P3">EEPROM</text:p>
          </table:table-cell>
          <table:table-cell table:style-name="Table2.A1" office:value-type="string">
            <text:p text:style-name="P3">1 KB (ATmega32u4)</text:p>
          </table:table-cell>
        </table:table-row>
        <table:table-row table:style-name="Table2.1">
          <table:table-cell table:style-name="Table2.A1" office:value-type="string">
            <text:p text:style-name="P3">Clock Speed</text:p>
          </table:table-cell>
          <table:table-cell table:style-name="Table2.A1" office:value-type="string">
            <text:p text:style-name="P3">16 MHz</text:p>
          </table:table-cell>
        </table:table-row>
        <table:table-row table:style-name="Table2.1">
          <table:table-cell table:style-name="Table2.A1" office:value-type="string">
            <text:p text:style-name="P3">Trimmer</text:p>
          </table:table-cell>
          <table:table-cell table:style-name="Table2.A1" office:value-type="string">
            <text:p text:style-name="P3">for movement calibration</text:p>
          </table:table-cell>
        </table:table-row>
        <table:table-row table:style-name="Table2.1">
          <table:table-cell table:style-name="Table2.A1" office:value-type="string">
            <text:p text:style-name="P3">IR line following sensors</text:p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I2C soldering ports</text:p>
          </table:table-cell>
          <table:table-cell table:style-name="Table2.A1" office:value-type="string">
            <text:p text:style-name="P3">1</text:p>
          </table:table-cell>
        </table:table-row>
        <table:table-row table:style-name="Table2.1">
          <table:table-cell table:style-name="Table2.A1" office:value-type="string">
            <text:p text:style-name="P3">Prototyping areas</text:p>
          </table:table-cell>
          <table:table-cell table:style-name="Table2.A1" office:value-type="string">
            <text:p text:style-name="P3">2</text:p>
          </table:table-cell>
        </table:table-row>
      </table:table>
      <text:p text:style-name="P3"/>
      <text:p text:style-name="P3"/>
      <text:p text:style-name="P3"/>
      <text:p text:style-name="P3">Hay una implementacion simple de logo para arduino robot.</text:p>
      <text:p text:style-name="P1"/>
      <text:p text:style-name="P10"><text:bookmark text:name="h.km7o0hx1lsoe"/>Placa USB4Butia</text:p>
      <text:p text:style-name="P1">pic: <text:a xlink:type="simple" xlink:href="http://www.digikey.com/product-detail/en/PIC18F4550-I%2FP/PIC18F4550-I%2FP-ND/704580"><text:span text:style-name="T1">http://www.digikey.com/product-detail/en/PIC18F4550-I%2FP/PIC18F4550-I%2FP-ND/704580</text:span></text:a></text:p>
      <text:p text:style-name="P1"/>
      <text:p text:style-name="P1"/>
      <text:p text:style-name="P1"/>
      <text:p text:style-name="P9"><text:bookmark text:name="h.gc96kv94mwgi"/>Periféricos estándar</text:p>
      <text:p text:style-name="P1"><text:s/>Motor</text:p>
      <text:p text:style-name="P1"><text:s/>Sensor de distancia</text:p>
      <text:p text:style-name="P1"><text:s/>Comunicación (serial, inalambrica, usb, etc)</text:p>
      <text:p text:style-name="P1"><text:s/>Acelerometro</text:p>
      <text:p text:style-name="P1"><text:s/>Sensor de inclinacion</text:p>
      <text:p text:style-name="P1"><text:s/>Boton, Interruptor</text:p>
      <text:p text:style-name="P1"><text:s/>Sensor de sonido</text:p>
      <text:p text:style-name="P1"><text:s/>Sensor de inclinacion</text:p>
      <text:p text:style-name="P1"><text:s/>Gps</text:p>
      <text:p text:style-name="P1"><text:s/>Sensor infrarrojo</text:p>
      <text:p text:style-name="P1"><text:s/>Sensor de luz</text:p>
      <text:p text:style-name="P1"><text:s/>Sensor de voltaje, etc</text:p>
      <text:p text:style-name="P1"><text:s/>Brujula / compass</text:p>
      <text:p text:style-name="P1"><text:s/>Parlante</text:p>
      <text:p text:style-name="P1"><text:s/>Leds</text:p>
      <text:p text:style-name="P1"><text:s/>Pantallas</text:p>
      <text:p text:style-name="P1"/>
      <text:p text:style-name="P1"/>
      <text:p text:style-name="P3"/>
      <text:p text:style-name="P3">-----------------------</text:p>
      <text:p text:style-name="P3"><text:soft-page-break/>Hacer un documento comparativo de los siguientes kits:</text:p>
      <text:p text:style-name="P3"/>
      <text:p text:style-name="P3"/>
      <text:p text:style-name="P3"/>
      <text:p text:style-name="P3"/>
      <text:p text:style-name="P3">- Arduino</text:p>
      <text:p text:style-name="P3">- Fischer</text:p>
      <text:p text:style-name="P3">- Lego NXT</text:p>
      <text:p text:style-name="P3">- Mbed</text:p>
      <text:p text:style-name="P3">- Robotis : Ollo, Bioloid, Steam?.</text:p>
      <text:p text:style-name="P3">- USB4Butiá</text:p>
      <text:p text:style-name="P3"/>
      <text:p text:style-name="P3"/>
      <text:p text:style-name="P3">(si me da el tiempo, miro raspberry pi)</text:p>
      <text:p text:style-name="P3"/>
      <text:p text:style-name="P3">Viernes 11 de Abril - Viernes 25 de Abril (2 semanas)</text:p>
      <text:p text:style-name="P3">-----------------------------</text:p>
      <text:p text:style-name="P3">Importante: Arduino y Mbed son ARM ambas y compatibles. </text:p>
      <text:p text:style-name="P11"><text:bookmark text:name="h.z9496t3ka4wp"/></text:p>
      <text:p text:style-name="Standard"/>
      <text:p text:style-name="P12"><text:bookmark text:name="h.qpnk062oymu2"/></text:p>
      <text:p text:style-name="P11"><text:bookmark text:name="h.h7qq87w4kdv7"/>Mbed</text:p>
      <text:p text:style-name="P9"><text:bookmark text:name="h.yq5echq6ek4q"/>mbed Microcontrollers</text:p>
      <text:p text:style-name="P1"/>
      <text:p text:style-name="P1">Modelo: NXP LPC1768</text:p>
      <text:p text:style-name="P1"/>
      <text:p text:style-name="P1">El mbed NXP LPC1768 está diseñado para prototipar cualquier tipo de dispositivo, especialmente aplicaciones Ethernet, USB, y tiene la flexibilidad de interfaces periféricas y memoria FLASH. </text:p>
      <text:p text:style-name="P1">Tiene procesador de 32 bits ARM Cortex-M3 de 96MHz.</text:p>
      <text:p text:style-name="P1">Incluye 512 kb de FLASH, 32 kb de RAM e interfaces Ethernet, USB Host y device, CAN, SPI, I2C, ADC, DAC, PWM y otras interfaces de I/O. Pins del p5-p30 pueden ser usados como Digital I/O.</text:p>
      <text:p text:style-name="P3"/>
      <text:list xml:id="list5209231372160116605" text:style-name="WWNum1">
        <text:list-item>
          <text:p text:style-name="P5">NXP LPC1768 MCU</text:p>
          <text:list>
            <text:list-item>
              <text:p text:style-name="P7">High performance ARM® Cortex™-M3 Core</text:p>
            </text:list-item>
            <text:list-item>
              <text:p text:style-name="P7">96MHz, 32KB RAM, 512KB FLASH</text:p>
            </text:list-item>
            <text:list-item>
              <text:p text:style-name="P7">Ethernet, USB Host/Device, 2xSPI, 2xI2C, 3xUART, CAN, 6xPWM, 6xADC, GPIO</text:p>
            </text:list-item>
          </text:list>
        </text:list-item>
        <text:list-item>
          <text:p text:style-name="P5">Prototyping form-factor</text:p>
          <text:list>
            <text:list-item>
              <text:p text:style-name="P7">40-pin 0.1" pitch DIP package, 54x26mm</text:p>
            </text:list-item>
            <text:list-item>
              <text:p text:style-name="P7">5V USB or 4.5-9V supply</text:p>
            </text:list-item>
            <text:list-item>
              <text:p text:style-name="P7">Built-in USB drag 'n' drop FLASH programmer</text:p>
            </text:list-item>
          </text:list>
        </text:list-item>
        <text:list-item>
          <text:p text:style-name="P5">mbed.org Developer Website</text:p>
          <text:list>
            <text:list-item>
              <text:p text:style-name="P7">Lightweight Online Compiler</text:p>
            </text:list-item>
            <text:list-item>
              <text:p text:style-name="P7">High level C/C++ SDK</text:p>
            </text:list-item>
            <text:list-item>
              <text:p text:style-name="P7">Cookbook of published libraries and projects</text:p>
            </text:list-item>
          </text:list>
        </text:list-item>
      </text:list>
      <text:p text:style-name="P14"><text:bookmark text:name="h.qgmok6isjyhj"/></text:p>
      <text:p text:style-name="P4">Modelo: NXP LPC11U24 MCU</text:p>
      <text:p text:style-name="P4">Diseñado para prototipar dispositivos de bajo consumo y a batería.</text:p>
      <text:p text:style-name="P4"/>
      <text:list xml:id="list7872351059365911728" text:style-name="WWNum2">
        <text:list-item>
          <text:p text:style-name="P6">NXP LPC11U24 MCU</text:p>
          <text:list>
            <text:list-item>
              <text:p text:style-name="P8">Low power ARM® Cortex™-M0 Core</text:p>
            </text:list-item>
            <text:list-item>
              <text:p text:style-name="P8">48MHz, 8KB RAM, 32KB FLASH</text:p>
            </text:list-item>
            <text:list-item>
              <text:p text:style-name="P8">USB Device, 2xSPI, I2C , UART, 6xADC, GPIO</text:p>
            </text:list-item>
          </text:list>
        </text:list-item>
        <text:list-item>
          <text:p text:style-name="P6">Prototyping form-factor</text:p>
          <text:list>
            <text:list-item>
              <text:p text:style-name="P8">40-pin 0.1" pitch DIP package, 54x26mm</text:p>
            </text:list-item>
            <text:list-item>
              <text:p text:style-name="P8">5V USB, 4.5-9V supply or 2.4-3.3V battery</text:p>
            </text:list-item>
            <text:list-item>
              <text:p text:style-name="P8">Built-in USB drag 'n' drop FLASH programmer</text:p>
            </text:list-item>
          </text:list>
        </text:list-item>
        <text:list-item>
          <text:p text:style-name="P6">mbed.org Developer Website</text:p>
          <text:list>
            <text:list-item>
              <text:p text:style-name="P8">Lightweight Online Compiler</text:p>
            </text:list-item>
            <text:list-item>
              <text:p text:style-name="P8">High level C/C++ SDK</text:p>
            </text:list-item>
            <text:list-item>
              <text:p text:style-name="P8">Cookbook of published libraries and projects</text:p>
            </text:list-item>
          </text:list>
        </text:list-item>
      </text:list>
      <text:p text:style-name="P4"/>
      <text:p text:style-name="P4">En general:</text:p>
      <text:p text:style-name="P4">Compilador online: <text:a xlink:type="simple" xlink:href="http://mbed.org/handbook/mbed-Compiler"><text:span text:style-name="T1">http://mbed.org/handbook/mbed-Compiler</text:span></text:a></text:p>
      <text:p text:style-name="P4"><text:soft-page-break/>Modelo de memoria: <text:a xlink:type="simple" xlink:href="http://mbed.org/handbook/Memory-Model"><text:span text:style-name="T1">http://mbed.org/handbook/Memory-Model</text:span></text:a></text:p>
      <text:p text:style-name="P4"/>
      <text:p text:style-name="P14"><text:bookmark text:name="h.4ht2apow5e2f"/></text:p>
      <text:p text:style-name="P14"><text:bookmark text:name="h.tsvmvrrdqioa"/>Sobre los procesadores:</text:p>
      <text:p text:style-name="P1"><text:s/>Mbed usa ARM Cortex M0 - M3 …</text:p>
      <text:p text:style-name="P1">La arquitectura ARM </text:p>
      <text:p text:style-name="P1"/>
      <text:p text:style-name="P1"><text:s/></text:p>
      <text:p text:style-name="P14"><text:bookmark text:name="h.rebxjpa9gaqr"/></text:p>
      <text:p text:style-name="Standard"/>
      <text:p text:style-name="P15"><text:bookmark text:name="h.kbi5f9jsghw5"/></text:p>
      <text:p text:style-name="P14"><text:bookmark text:name="h.s0v6kohnyatp"/>Programacion funcional reactiva</text:p>
      <text:p text:style-name="P3"/>
      <text:p text:style-name="P3"><text:a xlink:type="simple" xlink:href="http://www.haskell.org/haskellwiki/Functional_Reactive_Programming"><text:span text:style-name="T1">http://www.haskell.org/haskellwiki/Functional_Reactive_Programming</text:span></text:a></text:p>
      <text:p text:style-name="P3"/>
      <text:p text:style-name="P3">Programar sistemas reactivos con un enfoque funcional.</text:p>
      <text:p text:style-name="P3"><text:tab/></text:p>
      <text:p text:style-name="P3"/>
      <text:p text:style-name="P3"><text:a xlink:type="simple" xlink:href="http://www.haskell.org/haskellwiki/Yampa"><text:span text:style-name="T1">http://www.haskell.org/haskellwiki/Yampa</text:span></text:a></text:p>
      <text:p text:style-name="P3"/>
      <text:p text:style-name="P3">Implementación de FRP como una librería de combinadores haskell. (combinator library)</text:p>
      <text:p text:style-name="P3">DSEL = Domain Specific Embedded Language</text:p>
      <text:p text:style-name="P3">Es un DSL embebido en Haskell.</text:p>
      <text:p text:style-name="P3"/>
      <text:p text:style-name="P3">Concepto clave: Funciones sobre señales. x --- f ---- y</text:p>
      <text:p text:style-name="P3"/>
      <text:p text:style-name="P3">Stateful : Si y(t) depende de x(t) y state(t).</text:p>
      <text:p text:style-name="P3">Stateless: Si y(t) depende solo de x(t).</text:p>
      <text:p text:style-name="P3"/>
      <text:p text:style-name="P3">Los sistemas son formados combinando funciones de seniales. </text:p>
      <text:p text:style-name="P3">Por ejemplo composición lineal:</text:p>
      <text:p text:style-name="P3"/>
      <text:p text:style-name="P3"><text:s/>x ---- y ---- z <text:s text:c="2"/>eq</text:p>
      <text:p text:style-name="P3">( &gt;&gt; ) :: <text:s/>SF x y -&gt; SF y z -&gt; SF x z</text:p>
      <text:p text:style-name="P3"/>
      <text:p text:style-name="P3">Se utiliza el framework arrow para esto.</text:p>
      <text:p text:style-name="P3"/>
      <text:p text:style-name="P3">first :: SF a b -&gt; SF (a, c) (b, c)</text:p>
      <text:p text:style-name="P3">+++</text:p>
      <text:p text:style-name="P3">***</text:p>
      <text:p text:style-name="P3">second</text:p>
      <text:p text:style-name="P3">..</text:p>
      <text:p text:style-name="P3"/>
      <text:p text:style-name="P3">hudak pdf : Article about FRP and robots.</text:p>
      <text:p text:style-name="P3"/>
      <text:p text:style-name="P3">Interesante ejemplo: Elm language, FRP en navegadores web. <text:a xlink:type="simple" xlink:href="http://elm-lang.org/"><text:span text:style-name="T1">http://elm-lang.org/</text:span>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size="21pt" style:font-name-asian="Trebuchet MS1" style:font-size-asian="21pt" style:font-name-complex="Trebuchet MS1"/>
    </style:style>
    <style:style style:name="Subtitle" style:family="paragraph" style:parent-style-name="normal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de grado.docx</dc:title>
    <meta:generator>LibreOffice/4.0.2.2$Linux_X86_64 LibreOffice_project/400m0$Build-2</meta:generator>
    <meta:document-statistic meta:table-count="2" meta:image-count="0" meta:object-count="0" meta:page-count="7" meta:paragraph-count="190" meta:word-count="865" meta:character-count="5492" meta:non-whitespace-character-count="4811"/>
  </office:meta>
</office:document-meta>
</file>